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0616301</text:p>
          </table:table-cell>
          <table:table-cell office:value-type="string" calcext:value-type="string">
            <text:p>2024-0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692" calcext:value-type="float">
            <text:p>58.36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16301</text:p>
          </table:table-cell>
          <table:table-cell office:value-type="string" calcext:value-type="string">
            <text:p>2023-0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2536" calcext:value-type="float">
            <text:p>58.12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16301</text:p>
          </table:table-cell>
          <table:table-cell office:value-type="string" calcext:value-type="string">
            <text:p>2022-0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3392" calcext:value-type="float">
            <text:p>58.03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16301</text:p>
          </table:table-cell>
          <table:table-cell office:value-type="string" calcext:value-type="string">
            <text:p>2021-0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4248" calcext:value-type="float">
            <text:p>57.94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16301</text:p>
          </table:table-cell>
          <table:table-cell office:value-type="string" calcext:value-type="string">
            <text:p>2019-1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9008" calcext:value-type="float">
            <text:p>57.79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16301</text:p>
          </table:table-cell>
          <table:table-cell office:value-type="string" calcext:value-type="string">
            <text:p>2018-1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4624" calcext:value-type="float">
            <text:p>57.54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16301</text:p>
          </table:table-cell>
          <table:table-cell office:value-type="string" calcext:value-type="string">
            <text:p>2017-10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4144" calcext:value-type="float">
            <text:p>57.24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16301</text:p>
          </table:table-cell>
          <table:table-cell office:value-type="string" calcext:value-type="string">
            <text:p>2014-1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8424" calcext:value-type="float">
            <text:p>56.78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16301</text:p>
          </table:table-cell>
          <table:table-cell office:value-type="string" calcext:value-type="string">
            <text:p>2014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452" calcext:value-type="float">
            <text:p>56.8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16301</text:p>
          </table:table-cell>
          <table:table-cell office:value-type="string" calcext:value-type="string">
            <text:p>2013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5752" calcext:value-type="float">
            <text:p>56.35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16301</text:p>
          </table:table-cell>
          <table:table-cell office:value-type="string" calcext:value-type="string">
            <text:p>2011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6608" calcext:value-type="float">
            <text:p>56.26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16301</text:p>
          </table:table-cell>
          <table:table-cell office:value-type="string" calcext:value-type="string">
            <text:p>2011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3456" calcext:value-type="float">
            <text:p>55.5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16301</text:p>
          </table:table-cell>
          <table:table-cell office:value-type="string" calcext:value-type="string">
            <text:p>2010-1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736" calcext:value-type="float">
            <text:p>55.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16301</text:p>
          </table:table-cell>
          <table:table-cell office:value-type="string" calcext:value-type="string">
            <text:p>2010-03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8968" calcext:value-type="float">
            <text:p>54.5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16301</text:p>
          </table:table-cell>
          <table:table-cell office:value-type="string" calcext:value-type="string">
            <text:p>2009-0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9824" calcext:value-type="float">
            <text:p>54.4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16301</text:p>
          </table:table-cell>
          <table:table-cell office:value-type="string" calcext:value-type="string">
            <text:p>2007-1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1912" calcext:value-type="float">
            <text:p>53.9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16301</text:p>
          </table:table-cell>
          <table:table-cell office:value-type="string" calcext:value-type="string">
            <text:p>2006-1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4584" calcext:value-type="float">
            <text:p>54.3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16301</text:p>
          </table:table-cell>
          <table:table-cell office:value-type="string" calcext:value-type="string">
            <text:p>2006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8008" calcext:value-type="float">
            <text:p>53.98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16301</text:p>
          </table:table-cell>
          <table:table-cell office:value-type="string" calcext:value-type="string">
            <text:p>2005-0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3728" calcext:value-type="float">
            <text:p>54.4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16301</text:p>
          </table:table-cell>
          <table:table-cell office:value-type="string" calcext:value-type="string">
            <text:p>2003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068" calcext:value-type="float">
            <text:p>54.4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16301</text:p>
          </table:table-cell>
          <table:table-cell office:value-type="string" calcext:value-type="string">
            <text:p>2002-0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496" calcext:value-type="float">
            <text:p>53.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16301</text:p>
          </table:table-cell>
          <table:table-cell office:value-type="string" calcext:value-type="string">
            <text:p>2000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1536" calcext:value-type="float">
            <text:p>54.31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16301</text:p>
          </table:table-cell>
          <table:table-cell office:value-type="string" calcext:value-type="string">
            <text:p>1999-0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5816" calcext:value-type="float">
            <text:p>53.85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16301</text:p>
          </table:table-cell>
          <table:table-cell office:value-type="string" calcext:value-type="string">
            <text:p>1998-0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2768" calcext:value-type="float">
            <text:p>53.82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16301</text:p>
          </table:table-cell>
          <table:table-cell office:value-type="string" calcext:value-type="string">
            <text:p>1996-12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2288" calcext:value-type="float">
            <text:p>53.52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16301</text:p>
          </table:table-cell>
          <table:table-cell office:value-type="string" calcext:value-type="string">
            <text:p>1995-1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21712" calcext:value-type="float">
            <text:p>53.321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16301</text:p>
          </table:table-cell>
          <table:table-cell office:value-type="string" calcext:value-type="string">
            <text:p>1994-12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22752" calcext:value-type="float">
            <text:p>54.02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16301</text:p>
          </table:table-cell>
          <table:table-cell office:value-type="string" calcext:value-type="string">
            <text:p>1994-0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40584" calcext:value-type="float">
            <text:p>53.44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16301</text:p>
          </table:table-cell>
          <table:table-cell office:value-type="string" calcext:value-type="string">
            <text:p>1991-1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638" calcext:value-type="float">
            <text:p>53.26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16301</text:p>
          </table:table-cell>
          <table:table-cell office:value-type="string" calcext:value-type="string">
            <text:p>1988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59584" calcext:value-type="float">
            <text:p>53.059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16301</text:p>
          </table:table-cell>
          <table:table-cell office:value-type="string" calcext:value-type="string">
            <text:p>1984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90192" calcext:value-type="float">
            <text:p>52.59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16301</text:p>
          </table:table-cell>
          <table:table-cell office:value-type="string" calcext:value-type="string">
            <text:p>1982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876" calcext:value-type="float">
            <text:p>53.1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16301</text:p>
          </table:table-cell>
          <table:table-cell office:value-type="string" calcext:value-type="string">
            <text:p>1979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9512" calcext:value-type="float">
            <text:p>52.3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16301</text:p>
          </table:table-cell>
          <table:table-cell office:value-type="string" calcext:value-type="string">
            <text:p>1977-0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67104" calcext:value-type="float">
            <text:p>52.267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16301</text:p>
          </table:table-cell>
          <table:table-cell office:value-type="string" calcext:value-type="string">
            <text:p>1976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19504" calcext:value-type="float">
            <text:p>52.41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16301</text:p>
          </table:table-cell>
          <table:table-cell office:value-type="string" calcext:value-type="string">
            <text:p>1975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6564" calcext:value-type="float">
            <text:p>60.365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3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16" meta:object-count="0"/>
    <meta:user-defined meta:name="AppVersion">3.0</meta:user-defined>
  </office:meta>
</office:document-meta>
</file>